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2308c" officeooo:paragraph-rsid="0002308c" style:font-weight-asian="bold" style:font-weight-complex="bold"/>
    </style:style>
    <style:style style:name="P2" style:family="paragraph" style:parent-style-name="Standard">
      <style:text-properties style:font-name="Liberation Mono" style:text-underline-style="none" fo:font-weight="bold" officeooo:rsid="0002308c" officeooo:paragraph-rsid="0002308c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2308c" officeooo:paragraph-rsid="0002308c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2c1e0" officeooo:paragraph-rsid="0002c1e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04301d" officeooo:paragraph-rsid="0004301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056920" officeooo:paragraph-rsid="0005692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073b70" officeooo:paragraph-rsid="00073b70" style:font-weight-asian="bold" style:font-weight-complex="bold"/>
    </style:style>
    <style:style style:name="P8" style:family="paragraph" style:parent-style-name="Standard">
      <style:text-properties style:font-name="Liberation Mono" style:text-underline-style="none" fo:font-weight="bold" officeooo:rsid="0002308c" officeooo:paragraph-rsid="0002308c" style:font-weight-asian="bold" style:font-weight-complex="bold"/>
    </style:style>
    <style:style style:name="P9" style:family="paragraph" style:parent-style-name="Standard">
      <style:text-properties style:font-name="Liberation Mono" style:text-underline-style="none" fo:font-weight="bold" officeooo:rsid="0002308c" officeooo:paragraph-rsid="000be773" style:font-weight-asian="bold" style:font-weight-complex="bold"/>
    </style:style>
    <style:style style:name="P10" style:family="paragraph" style:parent-style-name="Standard">
      <style:text-properties officeooo:paragraph-rsid="000da6d3"/>
    </style:style>
    <style:style style:name="P11" style:family="paragraph" style:parent-style-name="Standard">
      <style:text-properties officeooo:paragraph-rsid="000f433f"/>
    </style:style>
    <style:style style:name="T1" style:family="text">
      <style:text-properties fo:font-weight="normal" officeooo:rsid="000967ea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Liberation Mono" style:text-underline-style="none" fo:font-weight="normal" officeooo:rsid="000967ea" style:font-weight-asian="normal" style:font-weight-complex="normal"/>
    </style:style>
    <style:style style:name="T4" style:family="text">
      <style:text-properties style:font-name="Liberation Mono" style:text-underline-style="none" fo:font-weight="normal" officeooo:rsid="000da6d3" style:font-weight-asian="normal" style:font-weight-complex="normal"/>
    </style:style>
    <style:style style:name="T5" style:family="text">
      <style:text-properties style:font-name="Liberation Mono" style:text-underline-style="none" fo:font-weight="normal" officeooo:rsid="000f433f" style:font-weight-asian="normal" style:font-weight-complex="normal"/>
    </style:style>
    <style:style style:name="T6" style:family="text">
      <style:text-properties officeooo:rsid="000be773"/>
    </style:style>
    <style:style style:name="T7" style:family="text">
      <style:text-properties officeooo:rsid="000da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FA032 : 05 – Références</text:p>
      <text:p text:style-name="P1">Exercice comptes bancaires : proposition de structure</text:p>
      <text:p text:style-name="P1"/>
      <text:p text:style-name="P4">Bref résumé :<text:span text:style-name="T2"> </text:span></text:p>
      <text:p text:style-name="P5"><text:span text:style-name="T2">Une banque est unique et possède évidemment plusieurs comptes. Chaque compte peut avoir un ou plusieurs titulaires (comptes joints par exemple). Un titulaire peut avoir plusieurs comptes.</text:span></text:p>
      <text:p text:style-name="P5"><text:span text:style-name="T2"/></text:p>
      <text:p text:style-name="P6"><text:span text:style-name="T2">Quand la banque ouvre un compte, elle en mentionne le dépôt initial et la liste des titulaires. D’autres titulaires peuvent être rajoutés par la suite. Chaque titulaire se voit ajouter à sa liste de comptes ce dernier compte nouvellement créé.</text:span></text:p>
      <text:p text:style-name="P6"><text:span text:style-name="T2"/></text:p>
      <text:p text:style-name="P7"><text:span text:style-name="T2">Il doit être possible de faire des virements en ne connaissant que le numéro du compte. </text:span></text:p>
      <text:p text:style-name="P7"><text:span text:style-name="T2"/></text:p>
      <text:p text:style-name="P7"><text:span text:style-name="T2">Il est possible d’envisager la notion de procuration. Seul un titulaire de compte peut donner procuration. Il peut donner procuration à plusieurs personnes, mais ces dernières ne peuvent pas donner procuration à leur tour. </text:span></text:p>
      <text:p text:style-name="P2"/>
      <text:p text:style-name="P2">public class Application{</text:p>
      <text:p text:style-name="P2"><text:tab/>//<text:span text:style-name="T6">Exemple de scénario</text:span></text:p>
      <text:p text:style-name="P9"><text:tab/><text:span text:style-name="T1">créer une banque (singleton) ;</text:span></text:p>
      <text:p text:style-name="P10"><text:span text:style-name="T3"><text:tab/></text:span><text:span text:style-name="T4">créer un compte pour Paul et Fatima (avec un certain solde)</text:span></text:p>
      <text:p text:style-name="P10"><text:span text:style-name="T4"><text:tab/>créer un compte pour Fatima (personnel)</text:span></text:p>
      <text:p text:style-name="P11"><text:span text:style-name="T4"><text:tab/>créer un compte pour Pierre (personnel)</text:span></text:p>
      <text:p text:style-name="P11"><text:span text:style-name="T4"><text:tab/></text:span><text:span text:style-name="T5">ils font chacun des opérations (dépôt, retrait, virements)</text:span><text:span text:style-name="T4"> </text:span>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6:25:17.373768089</meta:creation-date>
    <dc:date>2021-03-18T06:09:08.575579878</dc:date>
    <meta:editing-duration>PT1H13M55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74" meta:character-count="1111" meta:non-whitespace-character-count="941"/>
  </office:meta>
</office:document-meta>
</file>